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0000"/>
    </style:style>
    <style:style style:name="P2" style:family="paragraph" style:parent-style-name="Standard">
      <style:text-properties fo:background-color="#ffff00"/>
    </style:style>
    <style:style style:name="P3" style:family="paragraph" style:parent-style-name="Standard">
      <style:text-properties fo:background-color="#00ff00"/>
    </style:style>
    <style:style style:name="P4" style:family="paragraph" style:parent-style-name="Standard">
      <style:text-properties fo:background-color="#00dcff"/>
    </style:style>
    <style:style style:name="P5" style:family="paragraph" style:parent-style-name="Standard" style:list-style-name="L1">
      <style:text-properties fo:background-color="#ff0000"/>
    </style:style>
    <style:style style:name="P6" style:family="paragraph" style:parent-style-name="Standard" style:list-style-name="L1">
      <style:text-properties fo:color="#000000" fo:background-color="#ff0000"/>
    </style:style>
    <style:style style:name="P7" style:family="paragraph" style:parent-style-name="Standard">
      <style:text-properties fo:background-color="#ffff00"/>
    </style:style>
    <style:style style:name="T1" style:family="text">
      <style:text-properties fo:background-color="#ffff00"/>
    </style:style>
    <style:style style:name="T2" style:family="text">
      <style:text-properties fo:background-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s not a bad idea. There are a maze of options that sometimes apply, sometimes don't and can vary by target.</text:p>
      <text:p text:style-name="Standard"/>
      <text:p text:style-name="Standard">Right now, the helper will offer options that will not always apply depending on previous or succeeding choices. One example is you have an option to choose between sdcc and sccz80 as compiler ("-compiler=sdcc" or "-compiler=sccz80"). For the classic c library this is how the selection is being made but for the new c library it's being done via "-clib=new" or "-clib=sdcc_ix/sdcc_iy". (This sort of inconsistency is coming about because it's a time of change inside the project, we have different people working on different parts and the classic lib has legacy code to worry about).</text:p>
      <text:p text:style-name="Standard"/>
      <text:p text:style-name="Standard">Some of the options are not really usable - for example, the selection of assembler type. Only z80asm is fully supported; the other assemblers may have partial support from long ago but probably won't work anymore.</text:p>
      <text:p text:style-name="Standard"/>
      <text:p text:style-name="Standard">I think if the program works like a decision tree, pruning choices as decisions are made, with comments to help with choices, it could be quite useful especially for people unsure how to start or even for people who just want to quickly generate a compile line to stick into their build process.</text:p>
      <text:p text:style-name="Standard"/>
      <text:p text:style-name="Standard"/>
      <text:p text:style-name="Standard">1.</text:p>
      <text:p text:style-name="P4">choose target, yes must be first to narrow down options and enable others. Maybe sorted by +type with machine description afterward? I'm not sure what's best.</text:p>
      <text:p text:style-name="Standard"/>
      <text:p text:style-name="Standard">2.</text:p>
      <text:p text:style-name="P2">* on the next page the first choice should be between libraries new or classic. You have that labelled "Compiler Choice" now.</text:p>
      <text:p text:style-name="Standard"/>
      <text:p text:style-name="P2">* after that choose which compiler. If "new" was selected you're choosing amongst "clib=new" (sccz80), "clib=sdcc_ix" and sdcc_iy (sdcc). If "classic" was selected you're choosing between "-compiler=sdcc" or "-compiler=sccz80" (the latter is default).</text:p>
      <text:p text:style-name="Standard"/>
      <text:p text:style-name="P2">* if sdcc is the compiler, it's important to select "--reserve-regs-iy" or not. For "-clib=sdcc_iy" this is already selected by the compiler.</text:p>
      <text:p text:style-name="Standard"/>
      <text:p text:style-name="Standard"><text:span text:style-name="T1">* for optional optimization settings, if sdcc is the compiler you're choosing "--max-allocs-per-nodeNNNN", "--opt-code-size", "-SOn", (less important maybe omitted) "-On". If sccz80 is selected you're choosing "-On". See </text:span><text:a xlink:type="simple" xlink:href="http://www.z88dk.org/wiki/doku.php?id=temp:front#optimization_level" text:style-name="Internet_20_link" text:visited-style-name="Visited_20_Internet_20_Link"><text:span text:style-name="T1">http://www.z88dk.org/wiki/doku.php?id=temp:front#optimization_level</text:span></text:a></text:p>
      <text:p text:style-name="Standard"/>
      <text:p text:style-name="P2">* for classic compiles you're choosing "-lm", "-lmzx", "-lmzx_tiny" for floating point (the first uses z88dk's float implementation, the last two use the zx rom with the tiny being less accurate; -lmz is an alias for -lmzx and is used to mean use the native float implementation). for new compiles there is only -lm</text:p>
      <text:p text:style-name="Standard"/>
      <text:p text:style-name="P2">* for classic compiles you're choosing which disk system to connect to stdio. This is actually mandatory and should be -lndos by default (no disk system). Other options for the zx are -lp3dos and a few for microdrives, opus that I can't recall offhand. These do not apply to the new c lib</text:p>
      <text:p text:style-name="Standard"/>
      <text:p text:style-name="Standard"/>
      <text:p text:style-name="Standard"/>
      <text:p text:style-name="Standard"><text:soft-page-break/>* for -create-app you can optionally add a subtype to change the output type. The default is tape. For the new lib you can add "-subtype=if2" only if startup&gt;=32 (see below) to make an if2 cartridge. For the classic lib you can possibly build (it may not work) if2 carts with subtype=rom. There are other subtypes too: wav, turbo, zxvgs. The first two affect tapes and the last is for the zxvgs which is a zx spectrum variant.</text:p>
      <text:p text:style-name="Standard"/>
      <text:p text:style-name="Standard">* After the library is selected you can also choose startup values. These decide what sort of terminal drivers will be used</text:p>
      <text:p text:style-name="Standard"/>
      <text:p text:style-name="Standard">* For new there is -startup=0/1 (32 columns), 4/5 (64 columns), 8/9 (fzx), 31 (none for games mainly); then a repeat of above with 32 added (32/33, 36/37, 40/41, 63) for if2 cartridges. default is 0</text:p>
      <text:p text:style-name="Standard"/>
      <text:p text:style-name="Standard">* For classic there is if2 (startup=2) I think and possible one or two more. 0 is default.</text:p>
      <text:p text:style-name="Standard"/>
      <text:p text:style-name="P2">You may also want to optionally change the -zorg=nnn value to change the org address.</text:p>
      <text:p text:style-name="Standard"/>
      <text:p text:style-name="Standard"/>
      <text:p text:style-name="Standard">Hi Andy, I was just trying out the Quick Start.</text:p>
      <text:p text:style-name="Standard"/>
      <text:p text:style-name="Standard">I noticed a couple of things:</text:p>
      <text:p text:style-name="Standard"/>
      <text:p text:style-name="P2">1. For the floating point you have the new and classic options swapped. The new library can only use -lm whereas the classic has the other choices too.</text:p>
      <text:p text:style-name="P2"/>
      <text:p text:style-name="P2">(For the classic compile with sdcc there should really be a way to use --reserve-regs-iy as that generates better code but I think the way dom has done it, this is not possible currently so just overlook that for now!)</text:p>
      <text:p text:style-name="Standard"/>
      <text:p text:style-name="Standard">2. <text:span text:style-name="T1">Media ouput I think I would rename "Disk Device" or something. The classic library's implementation of stdio allows exactly one terminal, one network device and one disk device so that's why you can only choose one disk type. The new library is different, allowing any number of anything to be driven in a single compile but it's currently missing disk io.</text:span> There are some options missing for disk devices on the classic zx target which I will try to dig up. <text:span text:style-name="T2">A supported device will have to have a library linked "-l..." so I think the "-DPLUS3" is non-functional. Without looking things through I'm not sure if that define is required with "-lp3dos" or not. For these you may also want to change the subtype so that create-app creates a disk instead, if z88dk is doing that (some of these things I don't even know for sure).</text:span></text:p>
      <text:p text:style-name="Standard"/>
      <text:p text:style-name="P2">3. For file to compile, you can't seem to just enter filenames - you have to go through the file dialog to add them? I should point out that .lst files (these are files that contain lists of source files so that you don't have to type them all individually) need to be on the compile line as "@myfiles.lst" with the preceding @ char.</text:p>
      <text:p text:style-name="Standard"/>
      <text:p text:style-name="Standard">A small example here:</text:p>
      <text:p text:style-name="Standard"/>
      <text:p text:style-name="Standard">http://z88dk.cvs.sourceforge.net/viewvc/z88dk/z88dk/libsrc/_DEVELOPMENT/EXAMPLES/zx/demo_sp1/demo1/</text:p>
      <text:p text:style-name="Standard"/>
      <text:p text:style-name="Standard">The compile line is at the top of the .c file and you can see the .lst file in that directory.</text:p>
      <text:p text:style-name="Standard"><text:soft-page-break/></text:p>
      <text:p text:style-name="P3">4. startup value is quite important for the NEW c library but for quick start you may want to limit the options or even stick to the default as you are now. The default is -startup=0 which is a 32 column driver on stdin/stdout/stderr but it doesn't understand control codes (that would be startup=1). The other common option will be not to use stdin/stdout/stderr at all to save on memory (~1-2k I think). Games would usually use this and this corresponds to startup=31.</text:p>
      <text:p text:style-name="Standard"/>
      <text:p text:style-name="P2">5. I think we forgot about changing org address! (-zorg=nnnn)</text:p>
      <text:p text:style-name="Standard"/>
      <text:p text:style-name="Standard"/>
      <text:p text:style-name="Standard">I keep this page up-to-date with how the new c library is configured but also with the options to zcc:</text:p>
      <text:p text:style-name="Standard"/>
      <text:p text:style-name="Standard">http://www.z88dk.org/wiki/doku.php?id=libnew:target_embedded</text:p>
      <text:p text:style-name="Standard"/>
      <text:p text:style-name="Standard">The common command line options are listed here with a little explanation:</text:p>
      <text:p text:style-name="Standard"/>
      <text:p text:style-name="Standard">http://www.z88dk.org/wiki/doku.php?id=libnew:target_embedded#selected_command_line_options</text:p>
      <text:p text:style-name="Standard"/>
      <text:p text:style-name="Standard">The most common operations aside from compiling might be translating to asm, compiling to object file and creating a library.</text:p>
      <text:p text:style-name="Standard"/>
      <text:p text:style-name="Standard"/>
      <text:p text:style-name="P4">For more advanced compiling, adding some of the pragmas might be helpful. Both classic and new support the printf/scanf pragma:</text:p>
      <text:p text:style-name="P4"/>
      <text:p text:style-name="P4">http://www.z88dk.org/wiki/doku.php?id=libnew:target_embedded#printf_and_scanf_configuration</text:p>
      <text:p text:style-name="Standard"/>
      <text:p text:style-name="Standard">(CLIB_OPT_STDIO is new only)</text:p>
      <text:p text:style-name="Standard"/>
      <text:p text:style-name="Standard">And the new library configures quite a few things via pragma:</text:p>
      <text:p text:style-name="Standard"/>
      <text:p text:style-name="Standard">http://www.z88dk.org/wiki/doku.php?id=libnew:target_embedded#crt_configuration</text:p>
      <text:p text:style-name="Standard"/>
      <text:p text:style-name="Standard">The defaults listed will be a little different for the spectrum. The easiest way to add pragmas is via a pragma include file. Again this is perhaps something to be aware of and optionally add once things are sorted. Or maybe there should simply be a way to add a pragma include file to the compile line (-pragma-include:pragma.inc)</text:p>
      <text:p text:style-name="Standard"/>
      <text:p text:style-name="Standard"/>
      <text:p text:style-name="Standard">For compiling to bankswitched memory (like for the 128's extra banks), sdcc takes additional parameters --code-seg= and --const-seg= but again something to consider afterward.</text:p>
      <text:p text:style-name="Standard"/>
      <text:p text:style-name="Standard"/>
      <text:p text:style-name="Standard">Ok probably a bit overwhelming. I'll try to get more info for the quickstart to you later tonight.</text:p>
      <text:p text:style-name="Standard"/>
      <text:p text:style-name="Standard"/>
      <text:p text:style-name="Standard"/>
      <text:p text:style-name="Standard"/>
      <text:p text:style-name="Standard"/>
      <text:p text:style-name="Standard"><text:soft-page-break/>&gt; is the Zorg option available on all libraries (new, sdccIY, sdccIX, compiler=sccz80 and-compiler=sdcc?</text:p>
      <text:p text:style-name="Standard"/>
      <text:p text:style-name="Standard">Yes it works for everything. But with classic compiles some targets do not support it, maybe even most of them. If you'd like to disable for some classic targets, I can make a list.</text:p>
      <text:p text:style-name="Standard"/>
      <text:p text:style-name="Standard"/>
      <text:p text:style-name="Standard">&gt;Let me clarify on the floating point options</text:p>
      <text:p text:style-name="Standard">&gt;new library</text:p>
      <text:p text:style-name="Standard">&gt;New sccZ80 = lm</text:p>
      <text:p text:style-name="Standard">&gt;SDCC IX (do not reserve IY) = lm</text:p>
      <text:p text:style-name="Standard">&gt;SDCC IX (reserve IY) = lm</text:p>
      <text:p text:style-name="Standard">&gt;SDCC IY (reserve IY) = lm</text:p>
      <text:p text:style-name="Standard"/>
      <text:p text:style-name="Standard">Yes the new library is all "-lm" (this selects the math48 float library that z88dk supplies).</text:p>
      <text:p text:style-name="Standard"/>
      <text:p text:style-name="Standard">&gt;classic library</text:p>
      <text:p text:style-name="Standard">&gt;-compiler=SCCZ80 = lmzx &amp; lmzx_tiny</text:p>
      <text:p text:style-name="Standard">&gt;-compiler=SDCC = lmzx &amp; lmzx_tiny</text:p>
      <text:p text:style-name="Standard"/>
      <text:p text:style-name="Standard">And the classic library is also "-lm" for all targets (this selects the genmath float library that z88dk supplies). "-lmz" is supposed to choose the target's native float implementation. This will only work for a handful of targets like spectrum, zx81 and cpc I think. But on the zx spectrum (and I think zx81) there are two special choices: lmzx and lmzx_tiny. lmzx is the same as lmz and uses the ROM calculator while lmzx_tiny is less accurate and smaller than lmzx but also uses the calculator. I didn't implement these so I'm not sure how the reduced size came about.</text:p>
      <text:p text:style-name="Standard"/>
      <text:p text:style-name="Standard">So lm and lmz are the generic switches, lmz only available for a few targets.</text:p>
      <text:p text:style-name="Standard"/>
      <text:p text:style-name="Standard">&gt;As for the Media Output, I did rename it to Disk Device. I haven't really done anything else with that yet. I may have to play with it and rethink it over to figure exactly what to do. I just might keep it simple for now and reexamine it again in the future.</text:p>
      <text:p text:style-name="Standard"/>
      <text:p text:style-name="Standard">Ok, I will have to go through the libraries to make sure stuff is not missing. There are other link options in classic compiles. -llib3d, eg, for the 3d graphics. This is stuff I did not write nor do I normally use so I can't give info off the top of my hea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ooking good. After a quick run some notes:</text:p>
      <text:p text:style-name="Standard"/>
      <text:p text:style-name="Standard">QUICK START</text:p>
      <text:list xml:id="list3347192023801470194" text:style-name="L1">
        <text:list-item>
          <text:p text:style-name="P5">The correct zorg syntax is "-zorg=nnnn" with the equals and no spaces. These numbers can be in hex (with leading 0x) so allowing that on manual entry might be convenient.</text:p>
        </text:list-item>
        <text:list-item>
          <text:p text:style-name="P6">Cannot get HEX to work</text:p>
        </text:list-item>
      </text:list>
      <text:p text:style-name="Standard"/>
      <text:p text:style-name="Standard">WIZARD</text:p>
      <text:p text:style-name="P2">* The comments on zorg are no longer applicable. It was an sccz80-only feature but it is now implemented by zcc so it will work for all compiles, theoretically. Whether the zorg will work depends on the target's crt where the actual ORG is. From the toolchain point of view, it will always work.</text:p>
      <text:p text:style-name="Standard"/>
      <text:p text:style-name="Standard">* <text:span text:style-name="T1">The purpose of the -O optimization for sccz80 is code optimization but under sdcc it's mainly for translation from non-standard asz80 syntax (that sdcc uses) to standard zilog and z80asm's section directives. That may be misleading in the text description as it is mentioning sccz80's usage. For sdcc changing from the default O2 would only be done rarely. The reason why it's the same option is that both usages are using the same program to do the optimization/translation (copt: a regular expression engine).</text:span></text:p>
      <text:p text:style-name="Standard"/>
      <text:p text:style-name="P2">* For sdcc max-allocs-per-node I think there has to be a minimum non-zero value and something like 1000 is ok for that. There isn't really an upper limit except that set by the computer's memory and your patience. We recommend 200000 but the sdcc folks do use one million when they do benchmarks. For the slider maybe that should be the max. Maybe some presets on the slider would be good so you can click those and quickly move to 3000 (default), 30000 (good development number) and 200000 (recommended release number).</text:p>
      <text:p text:style-name="Standard"/>
      <text:p text:style-name="P1">* Actually maybe on the zorg presets would be nice too at every 256 bytes or 1k or whatever.</text:p>
      <text:p text:style-name="Standard"/>
      <text:p text:style-name="P2">* The startup value for new compiles is missing 63, which is the same as 31 (no terminals) but for if2 cartridge. There is a difference in the crt in how the memory map is defined.</text:p>
      <text:p text:style-name="Standard"/>
      <text:p text:style-name="P2">One thing that might be very helpful in the quick start and wizard is having the "--fsigned-char" option available for sdcc. People will always forget about this, I do sometimes too. By default sdcc makes char unsigned and this will cause problems for many existing programs. This option changes char to signed as many existing programs expect. Just seeing it there can act as a reminder and head off some frustration.</text:p>
      <text:p text:style-name="Standard"/>
      <text:p text:style-name="Standard">I'll try to spend more time looking into these things later tonight. My time has been stretched the last couple of weeks and it's being spread across three or four different compiler related th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Dansby</meta:initial-creator>
    <meta:creation-date>2016-10-15T05:16:42.48</meta:creation-date>
    <dc:date>2016-10-18T06:21:47.81</dc:date>
    <dc:creator>Andy Dansby</dc:creator>
    <meta:editing-duration>PT3H54M5S</meta:editing-duration>
    <meta:editing-cycles>6</meta:editing-cycles>
    <meta:generator>OpenOffice/4.1.2$Win32 OpenOffice.org_project/412m3$Build-9782</meta:generator>
    <meta:document-statistic meta:table-count="0" meta:image-count="0" meta:object-count="0" meta:page-count="5" meta:paragraph-count="70" meta:word-count="1999" meta:character-count="11747"/>
  </office:meta>
</office:document-meta>
</file>